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0.914cm" style:rel-column-width="518*"/>
    </style:style>
    <style:style style:name="Table1.B" style:family="table-column">
      <style:table-column-properties style:column-width="4.916cm" style:rel-column-width="2787*"/>
    </style:style>
    <style:style style:name="Table1.C" style:family="table-column">
      <style:table-column-properties style:column-width="1.067cm" style:rel-column-width="605*"/>
    </style:style>
    <style:style style:name="Table1.D" style:family="table-column">
      <style:table-column-properties style:column-width="0.937cm" style:rel-column-width="531*"/>
    </style:style>
    <style:style style:name="Table1.E" style:family="table-column">
      <style:table-column-properties style:column-width="1.635cm" style:rel-column-width="927*"/>
    </style:style>
    <style:style style:name="Table1.F" style:family="table-column">
      <style:table-column-properties style:column-width="1.224cm" style:rel-column-width="694*"/>
    </style:style>
    <style:style style:name="Table1.G" style:family="table-column">
      <style:table-column-properties style:column-width="6.897cm" style:rel-column-width="39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G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0.914cm" style:rel-column-width="518*"/>
    </style:style>
    <style:style style:name="Table4.B" style:family="table-column">
      <style:table-column-properties style:column-width="4.916cm" style:rel-column-width="2787*"/>
    </style:style>
    <style:style style:name="Table4.C" style:family="table-column">
      <style:table-column-properties style:column-width="1.067cm" style:rel-column-width="605*"/>
    </style:style>
    <style:style style:name="Table4.D" style:family="table-column">
      <style:table-column-properties style:column-width="0.937cm" style:rel-column-width="531*"/>
    </style:style>
    <style:style style:name="Table4.E" style:family="table-column">
      <style:table-column-properties style:column-width="1.635cm" style:rel-column-width="927*"/>
    </style:style>
    <style:style style:name="Table4.F" style:family="table-column">
      <style:table-column-properties style:column-width="1.224cm" style:rel-column-width="694*"/>
    </style:style>
    <style:style style:name="Table4.G" style:family="table-column">
      <style:table-column-properties style:column-width="6.897cm" style:rel-column-width="3910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0.914cm" style:rel-column-width="518*"/>
    </style:style>
    <style:style style:name="Table3.B" style:family="table-column">
      <style:table-column-properties style:column-width="4.916cm" style:rel-column-width="2787*"/>
    </style:style>
    <style:style style:name="Table3.C" style:family="table-column">
      <style:table-column-properties style:column-width="1.067cm" style:rel-column-width="605*"/>
    </style:style>
    <style:style style:name="Table3.D" style:family="table-column">
      <style:table-column-properties style:column-width="0.937cm" style:rel-column-width="531*"/>
    </style:style>
    <style:style style:name="Table3.E" style:family="table-column">
      <style:table-column-properties style:column-width="1.635cm" style:rel-column-width="927*"/>
    </style:style>
    <style:style style:name="Table3.F" style:family="table-column">
      <style:table-column-properties style:column-width="1.224cm" style:rel-column-width="694*"/>
    </style:style>
    <style:style style:name="Table3.G" style:family="table-column">
      <style:table-column-properties style:column-width="6.897cm" style:rel-column-width="3910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vmcu_chip</text:span><text:span text:style-name="T1"> Registers &amp; Memories</text:span></text:p>
      <text:p text:style-name="P2"><text:span text:style-name="T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8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P3" text:outline-level="1">Parameters</text:h>
      <text:p text:style-name="Text_20_body"><text:span text:style-name="T2">Word size</text:span>: 32</text:p>
      <text:p text:style-name="Text_20_body"><text:span text:style-name="T2">Endianness</text:span>: little</text:p>
      <text:h text:style-name="Heading_20_1" text:outline-level="1">Memories</text:h>
      <text:h text:style-name="Heading_20_2" text:outline-level="2">rom - 0x1a000000</text:h>
      <text:p text:style-name="Text_20_body">Boot ROM</text:p>
      <text:p text:style-name="Text_20_body"><text:span text:style-name="T2">Type</text:span>: ROM</text:p>
      <text:p text:style-name="Text_20_body"><text:span text:style-name="T2">Size</text:span>: 4000B</text:p>
      <text:p text:style-name="Text_20_body"><text:span text:style-name="T2">HDL Path</text:span>: i_soc_domain.boot_rom_i.rom_mem_i.value</text:p>
      <text:h text:style-name="Heading_20_2" text:outline-level="2">ram_b0 - 0x1c000000</text:h>
      <text:p text:style-name="Text_20_body">Non-interleaved SRAM bank #0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0_i.u0.MEM</text:p>
      <text:h text:style-name="Heading_20_2" text:outline-level="2">ram_b1 - 0x1c008000</text:h>
      <text:p text:style-name="Text_20_body">Non-interleaved SRAM bank #1</text:p>
      <text:p text:style-name="Text_20_body"><text:span text:style-name="T2">Type</text:span>: RAM</text:p>
      <text:p text:style-name="Text_20_body"><text:span text:style-name="T2">Size</text:span>: 8000B</text:p>
      <text:p text:style-name="Text_20_body"><text:span text:style-name="T2">HDL Path</text:span>: i_soc_domain.l2_ram_i.bank_sram_pri1_i.u0.MEM</text:p>
      <text:h text:style-name="Heading_20_2" text:outline-level="2">ram - 0x1c010000</text:h>
      <text:p text:style-name="Text_20_body">Interleaved SRAM (4x112K banks)</text:p>
      <text:p text:style-name="Text_20_body"><text:span text:style-name="T2">Type</text:span>: RAM</text:p>
      <text:p text:style-name="Text_20_body"><text:span text:style-name="T2">Size</text:span>: 448000B</text:p>
      <text:p text:style-name="Text_20_body"><text:span text:style-name="T2"># Banks</text:span>: 4</text:p>
      <text:p text:style-name="Text_20_body"><text:span text:style-name="T2">HDL Path</text:span>: i_soc_domain.l2_ram_i.bank_i_{{ bank }}.u0.MEM</text:p>
      <text:h text:style-name="Heading_20_1" text:outline-level="1">Sub-Systems</text:h>
      <text:h text:style-name="Heading_20_2" text:outline-level="2">timer - 0x1a108000</text:h>
      <text:p text:style-name="Text_20_body">Timer</text:p>
      <text:p text:style-name="Text_20_body"><text:span text:style-name="T2">Sub-System Type</text:span>: apb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cfg_reg_low - 0x1a108000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cfg_reg_hi - 0x1a108004</text:h>
      <text:p text:style-name="Text_20_body">1 = 64-bit mode, 0=32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31</text:p>
          </table:table-cell>
          <table:table-cell table:style-name="Table4.A3" office:value-type="string">
            <text:p text:style-name="Text_20_body">mode_64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64-bit mode, 0=32-bit mode</text:p>
          </table:table-cell>
        </table:table-row>
        <table:table-row>
          <table:table-cell table:style-name="Table4.A3" office:value-type="string">
            <text:p text:style-name="Text_20_body">30:30</text:p>
          </table:table-cell>
          <table:table-cell table:style-name="Table4.A3" office:value-type="string">
            <text:p text:style-name="Text_20_body">mode_mtim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MTIME mode Changes interrupt to be &gt;= CMP value</text:p>
          </table:table-cell>
        </table:table-row>
        <table:table-row>
          <table:table-cell table:style-name="Table4.A3" office:value-type="string">
            <text:p text:style-name="Text_20_body">14:8</text:p>
          </table:table-cell>
          <table:table-cell table:style-name="Table4.A3" office:value-type="string">
            <text:p text:style-name="Text_20_body">prescaler_coun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7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Prescaler divisor</text:p>
          </table:table-cell>
        </table:table-row>
        <table:table-row>
          <table:table-cell table:style-name="Table4.A3" office:value-type="string">
            <text:p text:style-name="Text_20_body">7:7</text:p>
          </table:table-cell>
          <table:table-cell table:style-name="Table4.A3" office:value-type="string">
            <text:p text:style-name="Text_20_body">ref_clk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Refclk for counter, 0 = use APB bus clk for counter</text:p>
          </table:table-cell>
        </table:table-row>
        <table:table-row>
          <table:table-cell table:style-name="Table4.A3" office:value-type="string">
            <text:p text:style-name="Text_20_body">6:6</text:p>
          </table:table-cell>
          <table:table-cell table:style-name="Table4.A3" office:value-type="string">
            <text:p text:style-name="Text_20_body">prescaler_en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Use prescaler 0= no prescaler</text:p>
          </table:table-cell>
        </table:table-row>
        <table:table-row>
          <table:table-cell table:style-name="Table4.A3" office:value-type="string">
            <text:p text:style-name="Text_20_body">5:5</text:p>
          </table:table-cell>
          <table:table-cell table:style-name="Table4.A3" office:value-type="string">
            <text:p text:style-name="Text_20_body">one_shot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 disable timer when counter == cmp value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cmp_clr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=counter is reset once counter == cmp, 0=counter is not reset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iem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vent input is enabled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irq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IRQ is enabled when counter ==cmp value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reset_bit </text:p>
          </table:table-cell>
          <table:table-cell table:style-name="Table4.A3" office:value-type="string">
            <text:p text:style-name="Text_20_body">W1C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reset the counter</text:p>
          </table:table-cell>
        </table:table-row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enable_bit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Tru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1 = enable the counter to count</text:p>
          </table:table-cell>
        </table:table-row>
      </table:table>
      <text:h text:style-name="Heading_20_4" text:outline-level="4">timer_val_lo - 0x1a108008</text:h>
      <text:p text:style-name="Text_20_body">32-bit counter value low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low 32-bits in 64-bit mode</text:p>
          </table:table-cell>
        </table:table-row>
      </table:table>
      <text:h text:style-name="Heading_20_4" text:outline-level="4">timer_val_hi - 0x1a10800c</text:h>
      <text:p text:style-name="Text_20_body">32-bit counter value high 32-bits in 64-bit mode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val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32-bit counter value high 32-bits in 64-bit mode</text:p>
          </table:table-cell>
        </table:table-row>
      </table:table>
      <text:h text:style-name="Heading_20_4" text:outline-level="4">timer_cmp_lo - 0x1a108010</text:h>
      <text:p text:style-name="Text_20_body">compare value for low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low 32-bit counter</text:p>
          </table:table-cell>
        </table:table-row>
      </table:table>
      <text:h text:style-name="Heading_20_4" text:outline-level="4">timer_cmp_hi - 0x1a108014</text:h>
      <text:p text:style-name="Text_20_body">compare value for high 32-bit count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cmp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compare value for high 32-bit counter</text:p>
          </table:table-cell>
        </table:table-row>
      </table:table>
      <text:h text:style-name="Heading_20_4" text:outline-level="4">timer_start_lo - 0x1a108018</text:h>
      <text:p text:style-name="Text_20_body">Write strobe address for starting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low counter</text:p>
          </table:table-cell>
        </table:table-row>
      </table:table>
      <text:h text:style-name="Heading_20_4" text:outline-level="4">timer_start_hi - 0x1a10801c</text:h>
      <text:p text:style-name="Text_20_body">Write strobe address for starting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star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starting high counter</text:p>
          </table:table-cell>
        </table:table-row>
      </table:table>
      <text:h text:style-name="Heading_20_4" text:outline-level="4">timer_reset_lo - 0x1a108020</text:h>
      <text:p text:style-name="Text_20_body">Write strobe address for resetting the low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lo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low counter</text:p>
          </table:table-cell>
        </table:table-row>
      </table:table>
      <text:h text:style-name="Heading_20_4" text:outline-level="4">timer_reset_hi - 0x1a108024</text:h>
      <text:p text:style-name="Text_20_body">Write strobe address for resetting the high counter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1:0</text:p>
          </table:table-cell>
          <table:table-cell table:style-name="Table4.A3" office:value-type="string">
            <text:p text:style-name="Text_20_body">timer_reset_hi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32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Write strobe address for resetting the high counter</text:p>
          </table:table-cell>
        </table:table-row>
      </table:table>
      <text:h text:style-name="Heading_20_2" text:outline-level="2">adv_timer - 0x1a105000</text:h>
      <text:p text:style-name="Text_20_body">Advanced timer (PWM)</text:p>
      <text:p text:style-name="Text_20_body"><text:span text:style-name="T2">Sub-System Type</text:span>: apb_adv_timer_s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</text:p>
      <text:h text:style-name="Heading_20_3" text:outline-level="3">Registers</text:h>
      <text:h text:style-name="Heading_20_4" text:outline-level="4">t0_cmd - 0x1a10500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0_config - 0x1a10500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0_threshold - 0x1a10500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0_th_channel0 - 0x1a10500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1 - 0x1a10501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2 - 0x1a10501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th_channel3 - 0x1a10501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0_counter - 0x1a10502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1_cmd - 0x1a10504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1_config - 0x1a10504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1_threshold - 0x1a10504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1_th_channel0 - 0x1a10504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1 - 0x1a10505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2 - 0x1a10505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th_channel3 - 0x1a10505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1_counter - 0x1a10506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2_cmd - 0x1a10508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2_config - 0x1a10508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2_threshold - 0x1a10508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2_th_channel0 - 0x1a10508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1 - 0x1a10509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2 - 0x1a10509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th_channel3 - 0x1a10509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2_counter - 0x1a1050a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t3_cmd - 0x1a1050c0</text:h>
      <text:p text:style-name="Text_20_body">ADV_TIMER0 start command bitfield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0:0</text:p>
          </table:table-cell>
          <table:table-cell table:style-name="Table4.A3" office:value-type="string">
            <text:p text:style-name="Text_20_body">star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art command bitfield.</text:p>
          </table:table-cell>
        </table:table-row>
        <table:table-row>
          <table:table-cell table:style-name="Table4.A3" office:value-type="string">
            <text:p text:style-name="Text_20_body">1:1</text:p>
          </table:table-cell>
          <table:table-cell table:style-name="Table4.A3" office:value-type="string">
            <text:p text:style-name="Text_20_body">stop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stop command bitfield.</text:p>
          </table:table-cell>
        </table:table-row>
        <table:table-row>
          <table:table-cell table:style-name="Table4.A3" office:value-type="string">
            <text:p text:style-name="Text_20_body">2:2</text:p>
          </table:table-cell>
          <table:table-cell table:style-name="Table4.A3" office:value-type="string">
            <text:p text:style-name="Text_20_body">update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update command bitfield.</text:p>
          </table:table-cell>
        </table:table-row>
        <table:table-row>
          <table:table-cell table:style-name="Table4.A3" office:value-type="string">
            <text:p text:style-name="Text_20_body">3:3</text:p>
          </table:table-cell>
          <table:table-cell table:style-name="Table4.A3" office:value-type="string">
            <text:p text:style-name="Text_20_body">reset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reset command bitfield.</text:p>
          </table:table-cell>
        </table:table-row>
        <table:table-row>
          <table:table-cell table:style-name="Table4.A3" office:value-type="string">
            <text:p text:style-name="Text_20_body">4:4</text:p>
          </table:table-cell>
          <table:table-cell table:style-name="Table4.A3" office:value-type="string">
            <text:p text:style-name="Text_20_body">arm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arm command bitfield.</text:p>
          </table:table-cell>
        </table:table-row>
        <table:table-row>
          <table:table-cell table:style-name="Table4.A3" office:value-type="string">
            <text:p text:style-name="Text_20_body">31:5</text:p>
          </table:table-cell>
          <table:table-cell table:style-name="Table4.A3" office:value-type="string">
            <text:p text:style-name="Text_20_body">rfu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27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/>
          </table:table-cell>
        </table:table-row>
      </table:table>
      <text:h text:style-name="Heading_20_4" text:outline-level="4">t3_config - 0x1a1050c4</text:h>
      <text:p text:style-name="Text_20_body">ADV_TIMER0 input source configuration bitfiel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7:0</text:p>
          </table:table-cell>
          <table:table-cell table:style-name="Table4.A3" office:value-type="string">
            <text:p text:style-name="Text_20_body">i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input source configuration bitfield:</text:p>
          </table:table-cell>
        </table:table-row>
        <table:table-row>
          <table:table-cell table:style-name="Table4.A3" office:value-type="string">
            <text:p text:style-name="Text_20_body">10:8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rigger mode configuration bitfield:</text:p>
          </table:table-cell>
        </table:table-row>
        <table:table-row>
          <table:table-cell table:style-name="Table4.A3" office:value-type="string">
            <text:p text:style-name="Text_20_body">11:11</text:p>
          </table:table-cell>
          <table:table-cell table:style-name="Table4.A3" office:value-type="string">
            <text:p text:style-name="Text_20_body">clk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lock source configuration bitfield:</text:p>
          </table:table-cell>
        </table:table-row>
        <table:table-row>
          <table:table-cell table:style-name="Table4.A3" office:value-type="string">
            <text:p text:style-name="Text_20_body">12:12</text:p>
          </table:table-cell>
          <table:table-cell table:style-name="Table4.A3" office:value-type="string">
            <text:p text:style-name="Text_20_body">updownsel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11</text:p>
          </table:table-cell>
          <table:table-cell table:style-name="Table4.A2" office:value-type="string">
            <text:p text:style-name="Text_20_body">ADV_TIMER0 center-aligned mode configuration bitfield:</text:p>
          </table:table-cell>
        </table:table-row>
        <table:table-row>
          <table:table-cell table:style-name="Table4.A3" office:value-type="string">
            <text:p text:style-name="Text_20_body">23:16</text:p>
          </table:table-cell>
          <table:table-cell table:style-name="Table4.A3" office:value-type="string">
            <text:p text:style-name="Text_20_body">presc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8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prescaler value configuration bitfield.</text:p>
          </table:table-cell>
        </table:table-row>
      </table:table>
      <text:h text:style-name="Heading_20_4" text:outline-level="4">t3_threshold - 0x1a1050c8</text:h>
      <text:p text:style-name="Text_20_body">ADV_TIMER0 threshold low part configuration bitfield. It defines start counter value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_lo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low part configuration bitfield. It defines start counter value.</text:p>
          </table:table-cell>
        </table:table-row>
        <table:table-row>
          <table:table-cell table:style-name="Table4.A3" office:value-type="string">
            <text:p text:style-name="Text_20_body">31:16</text:p>
          </table:table-cell>
          <table:table-cell table:style-name="Table4.A3" office:value-type="string">
            <text:p text:style-name="Text_20_body">th_hi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threshold high part configuration bitfield. It defines end counter value.</text:p>
          </table:table-cell>
        </table:table-row>
      </table:table>
      <text:h text:style-name="Heading_20_4" text:outline-level="4">t3_th_channel0 - 0x1a1050cc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1 - 0x1a1050d0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2 - 0x1a1050d4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th_channel3 - 0x1a1050d8</text:h>
      <text:p text:style-name="Text_20_body">ADV_TIMER0 channel 0 threshold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th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configuration bitfield.</text:p>
          </table:table-cell>
        </table:table-row>
        <table:table-row>
          <table:table-cell table:style-name="Table4.A3" office:value-type="string">
            <text:p text:style-name="Text_20_body">18:16</text:p>
          </table:table-cell>
          <table:table-cell table:style-name="Table4.A3" office:value-type="string">
            <text:p text:style-name="Text_20_body">mode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3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hannel 0 threshold match action on channel output signal configuration bitfield:</text:p>
          </table:table-cell>
        </table:table-row>
      </table:table>
      <text:h text:style-name="Heading_20_4" text:outline-level="4">t3_counter - 0x1a1050ec</text:h>
      <text:p text:style-name="Text_20_body">ADV_TIMER0 counter value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15:0</text:p>
          </table:table-cell>
          <table:table-cell table:style-name="Table4.A3" office:value-type="string">
            <text:p text:style-name="Text_20_body">counter </text:p>
          </table:table-cell>
          <table:table-cell table:style-name="Table4.A3" office:value-type="string">
            <text:p text:style-name="Text_20_body">WO</text:p>
          </table:table-cell>
          <table:table-cell table:style-name="Table4.A3" office:value-type="string">
            <text:p text:style-name="Text_20_body">16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0 counter value.</text:p>
          </table:table-cell>
        </table:table-row>
      </table:table>
      <text:h text:style-name="Heading_20_4" text:outline-level="4">event_cfg - 0x1a105100</text:h>
      <text:p text:style-name="Text_20_body">ADV_TIMER output event 0 source configuration bitfiled: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sel0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0 source configuration bitfiled:</text:p>
          </table:table-cell>
        </table:table-row>
        <table:table-row>
          <table:table-cell table:style-name="Table4.A3" office:value-type="string">
            <text:p text:style-name="Text_20_body">7:4</text:p>
          </table:table-cell>
          <table:table-cell table:style-name="Table4.A3" office:value-type="string">
            <text:p text:style-name="Text_20_body">sel1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1 source configuration bitfiled:</text:p>
          </table:table-cell>
        </table:table-row>
        <table:table-row>
          <table:table-cell table:style-name="Table4.A3" office:value-type="string">
            <text:p text:style-name="Text_20_body">11:8</text:p>
          </table:table-cell>
          <table:table-cell table:style-name="Table4.A3" office:value-type="string">
            <text:p text:style-name="Text_20_body">sel2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2 source configuration bitfiled:</text:p>
          </table:table-cell>
        </table:table-row>
        <table:table-row>
          <table:table-cell table:style-name="Table4.A3" office:value-type="string">
            <text:p text:style-name="Text_20_body">15:12</text:p>
          </table:table-cell>
          <table:table-cell table:style-name="Table4.A3" office:value-type="string">
            <text:p text:style-name="Text_20_body">sel3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3 source configuration bitfiled:</text:p>
          </table:table-cell>
        </table:table-row>
        <table:table-row>
          <table:table-cell table:style-name="Table4.A3" office:value-type="string">
            <text:p text:style-name="Text_20_body">19:16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output event enable configuration bitfield. ENA[i]=1 enables output event i generation.</text:p>
          </table:table-cell>
        </table:table-row>
      </table:table>
      <text:h text:style-name="Heading_20_4" text:outline-level="4">cg - 0x1a105104</text:h>
      <text:p text:style-name="Text_20_body">ADV_TIMER clock gating configuration bitfield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header-rows>
          <table:table-row>
            <table:table-cell table:style-name="Table4.A1" office:value-type="string">
              <text:p text:style-name="Table_20_Heading">Bits</text:p>
            </table:table-cell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R/W</text:p>
            </table:table-cell>
            <table:table-cell table:style-name="Table4.A1" office:value-type="string">
              <text:p text:style-name="Table_20_Heading">Size</text:p>
            </table:table-cell>
            <table:table-cell table:style-name="Table4.A1" office:value-type="string">
              <text:p text:style-name="Table_20_Heading">Volatile</text:p>
            </table:table-cell>
            <table:table-cell table:style-name="Table4.A1" office:value-type="string">
              <text:p text:style-name="Table_20_Heading">Reset</text:p>
            </table:table-cell>
            <table:table-cell table:style-name="Table4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ext_20_body">3:0</text:p>
          </table:table-cell>
          <table:table-cell table:style-name="Table4.A3" office:value-type="string">
            <text:p text:style-name="Text_20_body">ena </text:p>
          </table:table-cell>
          <table:table-cell table:style-name="Table4.A3" office:value-type="string">
            <text:p text:style-name="Text_20_body">RW</text:p>
          </table:table-cell>
          <table:table-cell table:style-name="Table4.A3" office:value-type="string">
            <text:p text:style-name="Text_20_body">4</text:p>
          </table:table-cell>
          <table:table-cell table:style-name="Table4.A3" office:value-type="string">
            <text:p text:style-name="Text_20_body">False</text:p>
          </table:table-cell>
          <table:table-cell table:style-name="Table4.A3" office:value-type="string">
            <text:p text:style-name="Text_20_body">x00</text:p>
          </table:table-cell>
          <table:table-cell table:style-name="Table4.A2" office:value-type="string">
            <text:p text:style-name="Text_20_body">ADV_TIMER clock gating configuration bitfield.</text:p>
          </table:table-cell>
        </table:table-row>
      </table:table>
      <text:h text:style-name="Heading_20_1" text:outline-level="1">Blocks</text:h>
      <text:h text:style-name="Heading_20_2" text:outline-level="2">soc_ctrl - 0x1a104000</text:h>
      <text:p text:style-name="Text_20_body">SoC controller</text:p>
      <text:p text:style-name="Text_20_body"><text:span text:style-name="T2">Block Type</text:span>: apb_soc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soc_ctrl</text:p>
      <text:h text:style-name="Heading_20_2" text:outline-level="2">gpio - 0x1a101000</text:h>
      <text:p text:style-name="Text_20_body">GPIO</text:p>
      <text:p text:style-name="Text_20_body"><text:span text:style-name="T2">Block Type</text:span>: apb_gp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gpio</text:p>
      <text:h text:style-name="Heading_20_3" text:outline-level="3">Registers</text:h>
      <text:h text:style-name="Heading_20_4" text:outline-level="4">setgpio - 0x1a101000</text:h>
      <text:p text:style-name="Text_20_body">Set GPIO[gpio_num] = 1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1</text:p>
          </table:table-cell>
        </table:table-row>
      </table:table>
      <text:h text:style-name="Heading_20_4" text:outline-level="4">clrgpio - 0x1a101004</text:h>
      <text:p text:style-name="Text_20_body">Set GPIO[gpio_num] = 0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[gpio_num] = 0</text:p>
          </table:table-cell>
        </table:table-row>
      </table:table>
      <text:h text:style-name="Heading_20_4" text:outline-level="4">toggpio - 0x1a101008</text:h>
      <text:p text:style-name="Text_20_body">Invert the output of GPIO[gpio_num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vert the output of GPIO[gpio_num]</text:p>
          </table:table-cell>
        </table:table-row>
      </table:table>
      <text:h text:style-name="Heading_20_4" text:outline-level="4">pin0 - 0x1a101010</text:h>
      <text:p text:style-name="Text_20_body">gpio_value[31:0] = GPIO[31:0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31:0]</text:p>
          </table:table-cell>
        </table:table-row>
      </table:table>
      <text:h text:style-name="Heading_20_4" text:outline-level="4">pin1 - 0x1a101014</text:h>
      <text:p text:style-name="Text_20_body">gpio_value[31:0] = GPIO[63:32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63:32]</text:p>
          </table:table-cell>
        </table:table-row>
      </table:table>
      <text:h text:style-name="Heading_20_4" text:outline-level="4">pin2 - 0x1a101018</text:h>
      <text:p text:style-name="Text_20_body">gpio_value[31:0] = GPIO[95:64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95:64]</text:p>
          </table:table-cell>
        </table:table-row>
      </table:table>
      <text:h text:style-name="Heading_20_4" text:outline-level="4">pin3 - 0x1a10101c</text:h>
      <text:p text:style-name="Text_20_body">gpio_value[31:0] = GPIO[127:96]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gpio_valu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gpio_value[31:0] = GPIO[127:96]</text:p>
          </table:table-cell>
        </table:table-row>
      </table:table>
      <text:h text:style-name="Heading_20_4" text:outline-level="4">out0 - 0x1a101020</text:h>
      <text:p text:style-name="Text_20_body">Drive value[31:0] onto GPIO[31:0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31:0]</text:p>
          </table:table-cell>
        </table:table-row>
      </table:table>
      <text:h text:style-name="Heading_20_4" text:outline-level="4">out1 - 0x1a101024</text:h>
      <text:p text:style-name="Text_20_body">Drive value[31:0] onto GPIO[63:32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63:32]</text:p>
          </table:table-cell>
        </table:table-row>
      </table:table>
      <text:h text:style-name="Heading_20_4" text:outline-level="4">out2 - 0x1a101028</text:h>
      <text:p text:style-name="Text_20_body">Drive value[31:0] onto GPIO[95:64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95:64]</text:p>
          </table:table-cell>
        </table:table-row>
      </table:table>
      <text:h text:style-name="Heading_20_4" text:outline-level="4">out3 - 0x1a10102c</text:h>
      <text:p text:style-name="Text_20_body">Drive value[31:0] onto GPIO[127:96]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valu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Drive value[31:0] onto GPIO[127:96]</text:p>
          </table:table-cell>
        </table:table-row>
      </table:table>
      <text:h text:style-name="Heading_20_4" text:outline-level="4">setsel - 0x1a101030</text:h>
      <text:p text:style-name="Text_20_body">Set gpio_num for use by RDSTAT. Note: SETGPIO, CLRGPIO, TOGGPIO and SETINT set gpio_num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t gpio_num for use by RDSTAT. Note: SETGPIO, CLRGPIO, TOGGPIO and SETINT set gpio_num</text:p>
          </table:table-cell>
        </table:table-row>
      </table:table>
      <text:h text:style-name="Heading_20_4" text:outline-level="4">rdstat - 0x1a101034</text:h>
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</table:table-row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  <table:table-row>
          <table:table-cell table:style-name="Table3.A3" office:value-type="string">
            <text:p text:style-name="Text_20_body">12:12</text:p>
          </table:table-cell>
          <table:table-cell table:style-name="Table3.A3" office:value-type="string">
            <text:p text:style-name="Text_20_body">in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output_va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Output value that is set on GPIO[gpio_num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sel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elected gpio</text:p>
          </table:table-cell>
        </table:table-row>
      </table:table>
      <text:h text:style-name="Heading_20_4" text:outline-level="4">setmode - 0x1a101038</text:h>
      <text:p text:style-name="Text_20_body">mode control for GPIO[gpio_num}. 0x0: Input only (output is tri-stated). 0x1: Output active. 0x2: Open drain (value=0 drives 0, when value=1 tristated). 0x3: Open drain (value=0 drives 0, when value=1 tristated)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5:24</text:p>
          </table:table-cell>
          <table:table-cell table:style-name="Table3.A3" office:value-type="string">
            <text:p text:style-name="Text_20_body">mod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mode control for GPIO[gpio_num}. 0x0: Input only (output is tri-stated). 0x1: Output active. 0x2: Open drain (value=0 drives 0, when value=1 tristated). 0x3: Open drain (value=0 drives 0, when value=1 tristated)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mode for</text:p>
          </table:table-cell>
        </table:table-row>
      </table:table>
      <text:h text:style-name="Heading_20_4" text:outline-level="4">setint - 0x1a10103c</text:h>
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<text:p text:style-name="Text_20_body"><text:span text:style-name="T2">Type</text:span>: W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9:17</text:p>
          </table:table-cell>
          <table:table-cell table:style-name="Table3.A3" office:value-type="string">
            <text:p text:style-name="Text_20_body">inttyp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3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ype of interrupt for GPIO[gpio_num]. 0x0: active low, level type interrupt. 0x1: rising edge type interupt. 0x2: falling edge type interrupt. 0x3: no interrupt. 0x4: active high, level type interrupt. 0x5 to 0x7: no interrupt.</text:p>
          </table:table-cell>
        </table:table-row>
        <table:table-row>
          <table:table-cell table:style-name="Table3.A3" office:value-type="string">
            <text:p text:style-name="Text_20_body">16:16</text:p>
          </table:table-cell>
          <table:table-cell table:style-name="Table3.A3" office:value-type="string">
            <text:p text:style-name="Text_20_body">intenable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on GPIO[GPIO_ADDDR]</text:p>
          </table:table-cell>
        </table:table-row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GPIO to set interrupt type and enable for</text:p>
          </table:table-cell>
        </table:table-row>
      </table:table>
      <text:h text:style-name="Heading_20_4" text:outline-level="4">intack - 0x1a101040</text:h>
      <text:p text:style-name="Text_20_body">Input value reported by GPIO[gpio_num]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gpio_num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put value reported by GPIO[gpio_num]</text:p>
          </table:table-cell>
        </table:table-row>
        <table:table-row>
          <table:table-cell table:style-name="Table3.A3" office:value-type="string">
            <text:p text:style-name="Text_20_body">31:8</text:p>
          </table:table-cell>
          <table:table-cell table:style-name="Table3.A3" office:value-type="string">
            <text:p text:style-name="Text_20_body">reserved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4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interrupt for GPIO[gpio_num]</text:p>
          </table:table-cell>
        </table:table-row>
      </table:table>
      <text:h text:style-name="Heading_20_2" text:outline-level="2">fll - 0x1a100000</text:h>
      <text:p text:style-name="Text_20_body">Frequency-locked loop unit</text:p>
      <text:p text:style-name="Text_20_body"><text:span text:style-name="T2">Block Type</text:span>: apb_fl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apb_fll_if_i</text:p>
      <text:h text:style-name="Heading_20_2" text:outline-level="2">i2cs - 0x1a107000</text:h>
      <text:p text:style-name="Text_20_body">I2C Slave</text:p>
      <text:p text:style-name="Text_20_body"><text:span text:style-name="T2">Block Type</text:span>: apb_i2cs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apb_i2cs</text:p>
      <text:h text:style-name="Heading_20_2" text:outline-level="2">event_ctrl - 0x1a106000</text:h>
      <text:p text:style-name="Text_20_body">Event unit</text:p>
      <text:p text:style-name="Text_20_body"><text:span text:style-name="T2">Block Type</text:span>: apb_event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u_evnt_gen</text:p>
      <text:h text:style-name="Heading_20_3" text:outline-level="3">Registers</text:h>
      <text:h text:style-name="Heading_20_4" text:outline-level="4">apb_events - 0x1a106000</text:h>
      <text:p text:style-name="Text_20_body">16-bits of software generated events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apb_event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16-bits of software generated events</text:p>
          </table:table-cell>
        </table:table-row>
      </table:table>
      <text:h text:style-name="Heading_20_4" text:outline-level="4">event_mask0 - 0x1a106004</text:h>
      <text:p text:style-name="Text_20_body">individual masks for events 0 - 3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0 - 31 1=mask event</text:p>
          </table:table-cell>
        </table:table-row>
      </table:table>
      <text:h text:style-name="Heading_20_4" text:outline-level="4">event_mask1 - 0x1a106008</text:h>
      <text:p text:style-name="Text_20_body">individual masks for events 32 - 6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32 - 63 1=mask event</text:p>
          </table:table-cell>
        </table:table-row>
      </table:table>
      <text:h text:style-name="Heading_20_4" text:outline-level="4">event_mask2 - 0x1a10600c</text:h>
      <text:p text:style-name="Text_20_body">individual masks for events 64 - 9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64 - 95 1=mask event</text:p>
          </table:table-cell>
        </table:table-row>
      </table:table>
      <text:h text:style-name="Heading_20_4" text:outline-level="4">event_mask3 - 0x1a106010</text:h>
      <text:p text:style-name="Text_20_body">individual masks for events 96 - 127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96 - 127 1=mask event</text:p>
          </table:table-cell>
        </table:table-row>
      </table:table>
      <text:h text:style-name="Heading_20_4" text:outline-level="4">event_mask4 - 0x1a106014</text:h>
      <text:p text:style-name="Text_20_body">individual masks for events 128 - 159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28 - 159 1=mask event</text:p>
          </table:table-cell>
        </table:table-row>
      </table:table>
      <text:h text:style-name="Heading_20_4" text:outline-level="4">event_mask5 - 0x1a106018</text:h>
      <text:p text:style-name="Text_20_body">individual masks for events 160 - 191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60 - 191 1=mask event</text:p>
          </table:table-cell>
        </table:table-row>
      </table:table>
      <text:h text:style-name="Heading_20_4" text:outline-level="4">event_mask6 - 0x1a10601c</text:h>
      <text:p text:style-name="Text_20_body">individual masks for events 192 - 223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192 - 223 1=mask event</text:p>
          </table:table-cell>
        </table:table-row>
      </table:table>
      <text:h text:style-name="Heading_20_4" text:outline-level="4">event_mask7 - 0x1a106020</text:h>
      <text:p text:style-name="Text_20_body">individual masks for events 224 - 255 1=mask even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nabl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42949672954294967295</text:p>
          </table:table-cell>
          <table:table-cell table:style-name="Table3.A2" office:value-type="string">
            <text:p text:style-name="Text_20_body">individual masks for events 224 - 255 1=mask event</text:p>
          </table:table-cell>
        </table:table-row>
      </table:table>
      <text:h text:style-name="Heading_20_4" text:outline-level="4">event_err0 - 0x1a106064</text:h>
      <text:p text:style-name="Text_20_body">individual error bits to indicate event queue overflow for events 0 - 3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0 - 31</text:p>
          </table:table-cell>
        </table:table-row>
      </table:table>
      <text:h text:style-name="Heading_20_4" text:outline-level="4">event_err1 - 0x1a106068</text:h>
      <text:p text:style-name="Text_20_body">individual error bits to indicate event queue overflow for events 32 - 6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32 - 63</text:p>
          </table:table-cell>
        </table:table-row>
      </table:table>
      <text:h text:style-name="Heading_20_4" text:outline-level="4">event_err2 - 0x1a10606c</text:h>
      <text:p text:style-name="Text_20_body">individual error bits to indicate event queue overflow for events 64 - 9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64 - 95</text:p>
          </table:table-cell>
        </table:table-row>
      </table:table>
      <text:h text:style-name="Heading_20_4" text:outline-level="4">event_err3 - 0x1a106070</text:h>
      <text:p text:style-name="Text_20_body">individual error bits to indicate event queue overflow for events 96 - 127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96 - 127</text:p>
          </table:table-cell>
        </table:table-row>
      </table:table>
      <text:h text:style-name="Heading_20_4" text:outline-level="4">event_err4 - 0x1a106074</text:h>
      <text:p text:style-name="Text_20_body">individual error bits to indicate event queue overflow for events 128 - 159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28 - 159</text:p>
          </table:table-cell>
        </table:table-row>
      </table:table>
      <text:h text:style-name="Heading_20_4" text:outline-level="4">event_err5 - 0x1a106078</text:h>
      <text:p text:style-name="Text_20_body">individual error bits to indicate event queue overflow for events 160 - 191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60 - 191</text:p>
          </table:table-cell>
        </table:table-row>
      </table:table>
      <text:h text:style-name="Heading_20_4" text:outline-level="4">event_err6 - 0x1a10607c</text:h>
      <text:p text:style-name="Text_20_body">individual error bits to indicate event queue overflow for events 192 - 223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192 - 223</text:p>
          </table:table-cell>
        </table:table-row>
      </table:table>
      <text:h text:style-name="Heading_20_4" text:outline-level="4">event_err7 - 0x1a106080</text:h>
      <text:p text:style-name="Text_20_body">individual error bits to indicate event queue overflow for events 224 - 255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0</text:p>
          </table:table-cell>
          <table:table-cell table:style-name="Table3.A3" office:value-type="string">
            <text:p text:style-name="Text_20_body">event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3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ndividual error bits to indicate event queue overflow for events 224 - 255</text:p>
          </table:table-cell>
        </table:table-row>
      </table:table>
      <text:h text:style-name="Heading_20_4" text:outline-level="4">timer_lo_event - 0x1a106084</text:h>
      <text:p text:style-name="Text_20_body">specifies which event should be routed to the lo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l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lo timer</text:p>
          </table:table-cell>
        </table:table-row>
      </table:table>
      <text:h text:style-name="Heading_20_4" text:outline-level="4">timer_hi_event - 0x1a106088</text:h>
      <text:p text:style-name="Text_20_body">specifies which event should be routed to the hi timer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hi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pecifies which event should be routed to the hi timer</text:p>
          </table:table-cell>
        </table:table-row>
      </table:table>
      <text:h text:style-name="Heading_20_4" text:outline-level="4">event_fifo - 0x1a106090</text:h>
      <text:p text:style-name="Text_20_body">ID of triggering event to be read by interrupt handler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event_id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ID of triggering event to be read by interrupt handler</text:p>
          </table:table-cell>
        </table:table-row>
      </table:table>
      <text:h text:style-name="Heading_20_2" text:outline-level="2">udma - 0x1a102000</text:h>
      <text:p text:style-name="Text_20_body">UDMA control</text:p>
      <text:p text:style-name="Text_20_body"><text:span text:style-name="T2">Block Type</text:span>: udma_ctrl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dmacore</text:p>
      <text:h text:style-name="Heading_20_2" text:outline-level="2">uart0 - 0x1a102080</text:h>
      <text:p text:style-name="Text_20_body">UART #0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0</text:p>
      <text:h text:style-name="Heading_20_3" text:outline-level="3">Registers</text:h>
      <text:h text:style-name="Heading_20_4" text:outline-level="4">rx_saddr - 0x1a10208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08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08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09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09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09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0a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0a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0a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0a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0b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0b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uart1 - 0x1a102100</text:h>
      <text:p text:style-name="Text_20_body">UART #1</text:p>
      <text:p text:style-name="Text_20_body"><text:span text:style-name="T2">Block Type</text:span>: udma_uart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uart_1</text:p>
      <text:h text:style-name="Heading_20_3" text:outline-level="3">Registers</text:h>
      <text:h text:style-name="Heading_20_4" text:outline-level="4">rx_saddr - 0x1a102100</text:h>
      <text:p text:style-name="Text_20_body">Address of receive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receive buffer on write; current address on read</text:p>
          </table:table-cell>
        </table:table-row>
      </table:table>
      <text:h text:style-name="Heading_20_4" text:outline-level="4">rx_size - 0x1a10210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rx_cfg - 0x1a102108</text:h>
      <text:p text:style-name="Text_20_body">Clear the receive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ea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receive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</text:p>
          </table:table-cell>
        </table:table-row>
      </table:table>
      <text:h text:style-name="Heading_20_4" text:outline-level="4">tx_saddr - 0x1a102110</text:h>
      <text:p text:style-name="Text_20_body">Address of transmit buffer on write; current address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1:0</text:p>
          </table:table-cell>
          <table:table-cell table:style-name="Table3.A3" office:value-type="string">
            <text:p text:style-name="Text_20_body">saddr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2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Address of transmit buffer on write; current address on read</text:p>
          </table:table-cell>
        </table:table-row>
      </table:table>
      <text:h text:style-name="Heading_20_4" text:outline-level="4">tx_size - 0x1a102114</text:h>
      <text:p text:style-name="Text_20_body">Size of receive buffer on write; bytes left on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5:0</text:p>
          </table:table-cell>
          <table:table-cell table:style-name="Table3.A3" office:value-type="string">
            <text:p text:style-name="Text_20_body">size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Size of receive buffer on write; bytes left on read</text:p>
          </table:table-cell>
        </table:table-row>
      </table:table>
      <text:h text:style-name="Heading_20_4" text:outline-level="4">tx_cfg - 0x1a102118</text:h>
      <text:p text:style-name="Text_20_body">Clear the transmit channel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6:6</text:p>
          </table:table-cell>
          <table:table-cell table:style-name="Table3.A3" office:value-type="string">
            <text:p text:style-name="Text_20_body">clr </text:p>
          </table:table-cell>
          <table:table-cell table:style-name="Table3.A3" office:value-type="string">
            <text:p text:style-name="Text_20_body">W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 the transmit channel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pending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Transmit transaction is pending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 channel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continuou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Tru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stop after last transfer for channel, 0x1: after last transfer for channel, reload buffer size and start address and restart channel, reload buffer size and start address and restart channel</text:p>
          </table:table-cell>
        </table:table-row>
      </table:table>
      <text:h text:style-name="Heading_20_4" text:outline-level="4">status - 0x1a102120</text:h>
      <text:p text:style-name="Text_20_body">0x1: receiver is busy</text:p>
      <text:p text:style-name="Text_20_body"><text:span text:style-name="T2">Type</text:span>: RO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r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receiver is busy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tx_busy </text:p>
          </table:table-cell>
          <table:table-cell table:style-name="Table3.A3" office:value-type="string">
            <text:p text:style-name="Text_20_body">RO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: transmitter is busy</text:p>
          </table:table-cell>
        </table:table-row>
      </table:table>
      <text:h text:style-name="Heading_20_4" text:outline-level="4">uart_setup - 0x1a102124</text:h>
      <text:p text:style-name="Text_20_body"/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31:16</text:p>
          </table:table-cell>
          <table:table-cell table:style-name="Table3.A3" office:value-type="string">
            <text:p text:style-name="Text_20_body">div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6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/>
          </table:table-cell>
        </table:table-row>
        <table:table-row>
          <table:table-cell table:style-name="Table3.A3" office:value-type="string">
            <text:p text:style-name="Text_20_body">9:9</text:p>
          </table:table-cell>
          <table:table-cell table:style-name="Table3.A3" office:value-type="string">
            <text:p text:style-name="Text_20_body">en_r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iever</text:p>
          </table:table-cell>
        </table:table-row>
        <table:table-row>
          <table:table-cell table:style-name="Table3.A3" office:value-type="string">
            <text:p text:style-name="Text_20_body">8:8</text:p>
          </table:table-cell>
          <table:table-cell table:style-name="Table3.A3" office:value-type="string">
            <text:p text:style-name="Text_20_body">en_tx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transmitter</text:p>
          </table:table-cell>
        </table:table-row>
        <table:table-row>
          <table:table-cell table:style-name="Table3.A3" office:value-type="string">
            <text:p text:style-name="Text_20_body">5:5</text:p>
          </table:table-cell>
          <table:table-cell table:style-name="Table3.A3" office:value-type="string">
            <text:p text:style-name="Text_20_body">rx_clean_fifo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mpty the receive FIFO</text:p>
          </table:table-cell>
        </table:table-row>
        <table:table-row>
          <table:table-cell table:style-name="Table3.A3" office:value-type="string">
            <text:p text:style-name="Text_20_body">4:4</text:p>
          </table:table-cell>
          <table:table-cell table:style-name="Table3.A3" office:value-type="string">
            <text:p text:style-name="Text_20_body">rx_polling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olling mode for receiver</text:p>
          </table:table-cell>
        </table:table-row>
        <table:table-row>
          <table:table-cell table:style-name="Table3.A3" office:value-type="string">
            <text:p text:style-name="Text_20_body">3:3</text:p>
          </table:table-cell>
          <table:table-cell table:style-name="Table3.A3" office:value-type="string">
            <text:p text:style-name="Text_20_body">stop_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1 stop bit, 0x1: 2 stop bits</text:p>
          </table:table-cell>
        </table:table-row>
        <table:table-row>
          <table:table-cell table:style-name="Table3.A3" office:value-type="string">
            <text:p text:style-name="Text_20_body">2:1</text:p>
          </table:table-cell>
          <table:table-cell table:style-name="Table3.A3" office:value-type="string">
            <text:p text:style-name="Text_20_body">bits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2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0: 5 bit transfers, 0x1: 6 bit transfers, 0x2: 7 bit transfers, 0x3: 8 bit transfers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parity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parity</text:p>
          </table:table-cell>
        </table:table-row>
      </table:table>
      <text:h text:style-name="Heading_20_4" text:outline-level="4">error - 0x1a102128</text:h>
      <text:p text:style-name="Text_20_body">0x1 indicates parity error; read clears the bi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parity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parity error; read clears the bi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overflow_err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0x1 indicates overflow error; read clears the bit</text:p>
          </table:table-cell>
        </table:table-row>
      </table:table>
      <text:h text:style-name="Heading_20_4" text:outline-level="4">irq_en - 0x1a10212c</text:h>
      <text:p text:style-name="Text_20_body">Enable the error interrupt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1:1</text:p>
          </table:table-cell>
          <table:table-cell table:style-name="Table3.A3" office:value-type="string">
            <text:p text:style-name="Text_20_body">err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error interrupt</text:p>
          </table:table-cell>
        </table:table-row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irq_en </text:p>
          </table:table-cell>
          <table:table-cell table:style-name="Table3.A3" office:value-type="string">
            <text:p text:style-name="Text_20_body">RW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Enable the receiver interrupt</text:p>
          </table:table-cell>
        </table:table-row>
      </table:table>
      <text:h text:style-name="Heading_20_4" text:outline-level="4">valid - 0x1a102130</text:h>
      <text:p text:style-name="Text_20_body">Cleared when RX_DATA is rea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0:0</text:p>
          </table:table-cell>
          <table:table-cell table:style-name="Table3.A3" office:value-type="string">
            <text:p text:style-name="Text_20_body">rx_data_valid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1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Cleared when RX_DATA is read</text:p>
          </table:table-cell>
        </table:table-row>
      </table:table>
      <text:h text:style-name="Heading_20_4" text:outline-level="4">data - 0x1a102134</text:h>
      <text:p text:style-name="Text_20_body">Receive data; reading clears RX_DATA_VALID</text:p>
      <text:p text:style-name="Text_20_body"><text:span text:style-name="T2">Type</text:span>: RW</text:p>
      <text:p text:style-name="Text_20_body"><text:span text:style-name="T2">Volatile</text:span>: False</text:p>
      <text:p text:style-name="Text_20_body"><text:span text:style-name="T2">HDL Path</text:span>: 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header-rows>
          <table:table-row>
            <table:table-cell table:style-name="Table3.A1" office:value-type="string">
              <text:p text:style-name="Table_20_Heading">Bits</text:p>
            </table:table-cell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R/W</text:p>
            </table:table-cell>
            <table:table-cell table:style-name="Table3.A1" office:value-type="string">
              <text:p text:style-name="Table_20_Heading">Size</text:p>
            </table:table-cell>
            <table:table-cell table:style-name="Table3.A1" office:value-type="string">
              <text:p text:style-name="Table_20_Heading">Volatile</text:p>
            </table:table-cell>
            <table:table-cell table:style-name="Table3.A1" office:value-type="string">
              <text:p text:style-name="Table_20_Heading">Reset</text:p>
            </table:table-cell>
            <table:table-cell table:style-name="Table3.G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ext_20_body">7:0</text:p>
          </table:table-cell>
          <table:table-cell table:style-name="Table3.A3" office:value-type="string">
            <text:p text:style-name="Text_20_body">rx_data </text:p>
          </table:table-cell>
          <table:table-cell table:style-name="Table3.A3" office:value-type="string">
            <text:p text:style-name="Text_20_body">RC</text:p>
          </table:table-cell>
          <table:table-cell table:style-name="Table3.A3" office:value-type="string">
            <text:p text:style-name="Text_20_body">8</text:p>
          </table:table-cell>
          <table:table-cell table:style-name="Table3.A3" office:value-type="string">
            <text:p text:style-name="Text_20_body">False</text:p>
          </table:table-cell>
          <table:table-cell table:style-name="Table3.A3" office:value-type="string">
            <text:p text:style-name="Text_20_body">x00</text:p>
          </table:table-cell>
          <table:table-cell table:style-name="Table3.A2" office:value-type="string">
            <text:p text:style-name="Text_20_body">Receive data; reading clears RX_DATA_VALID</text:p>
          </table:table-cell>
        </table:table-row>
      </table:table>
      <text:h text:style-name="Heading_20_2" text:outline-level="2">qspi0 - 0x1a102180</text:h>
      <text:p text:style-name="Text_20_body">SPI Master #0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0</text:p>
      <text:h text:style-name="Heading_20_2" text:outline-level="2">qspi1 - 0x1a102200</text:h>
      <text:p text:style-name="Text_20_body">SPI Master #1</text:p>
      <text:p text:style-name="Text_20_body"><text:span text:style-name="T2">Block Type</text:span>: udma_qspi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pim_1</text:p>
      <text:h text:style-name="Heading_20_2" text:outline-level="2">i2cm0 - 0x1a102280</text:h>
      <text:p text:style-name="Text_20_body">I2C Master #0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0</text:p>
      <text:h text:style-name="Heading_20_2" text:outline-level="2">i2cm1 - 0x1a102300</text:h>
      <text:p text:style-name="Text_20_body">I2C Master #1</text:p>
      <text:p text:style-name="Text_20_body"><text:span text:style-name="T2">Block Type</text:span>: udma_i2cm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i2c_1</text:p>
      <text:h text:style-name="Heading_20_2" text:outline-level="2">sdio - 0x1a102380</text:h>
      <text:p text:style-name="Text_20_body">SDIO</text:p>
      <text:p text:style-name="Text_20_body"><text:span text:style-name="T2">Block Type</text:span>: udma_sdio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sdio_0</text:p>
      <text:h text:style-name="Heading_20_2" text:outline-level="2">camera - 0x1a102400</text:h>
      <text:p text:style-name="Text_20_body">Camera port</text:p>
      <text:p text:style-name="Text_20_body"><text:span text:style-name="T2">Block Type</text:span>: udma_camer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udma.i_camera_if_0</text:p>
      <text:h text:style-name="Heading_20_2" text:outline-level="2">efpga_cfg - 0x1a200000</text:h>
      <text:p text:style-name="Text_20_body">eFPGA sub-system</text:p>
      <text:p text:style-name="Text_20_body"><text:span text:style-name="T2">Block Type</text:span>: efpga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soc_peripherals_i.i_efpga_subsystem</text:p>
      <text:h text:style-name="Heading_20_2" text:outline-level="2">debug - 0x1a110000</text:h>
      <text:p text:style-name="Text_20_body">Debug unit</text:p>
      <text:p text:style-name="Text_20_body"><text:span text:style-name="T2">Block Type</text:span>: debug</text:p>
      <text:p text:style-name="Text_20_body"><text:span text:style-name="T2">Word size</text:span>: 32</text:p>
      <text:p text:style-name="Text_20_body"><text:span text:style-name="T2">Endianness</text:span>: little</text:p>
      <text:p text:style-name="Standard"><text:span text:style-name="T2">HDL Path</text:span>: i_soc_domain.i_dmi_jta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5T16:12:40</dc:date>
    <dc:creator>David Poulin</dc:creator>
    <meta:editing-duration>P7DT2H4M13S</meta:editing-duration>
    <meta:editing-cycles>242</meta:editing-cycles>
    <meta:generator>OpenOffice/4.1.14$Unix OpenOffice.org_project/4114m1$Build-9811</meta:generator>
    <meta:document-statistic meta:table-count="3" meta:image-count="0" meta:object-count="0" meta:page-count="5" meta:paragraph-count="147" meta:word-count="284" meta:character-count="2961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08.527619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08T20:50:08.527619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